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fo:font-size="14pt" style:font-size-asian="14pt"/>
    </style:style>
    <style:style style:name="T3" style:parent-style-name="Car.predefinitoparagrafo" style:family="text">
      <style:text-properties fo:font-weight="bold" style:font-weight-asian="bold" fo:font-size="14pt" style:font-size-asian="14pt"/>
    </style:style>
  </office:automatic-styles>
  <office:body>
    <office:text text:use-soft-page-breaks="true">
      <text:p text:style-name="P1"><text:span text:style-name="T2">Applicazione di monitoraggio musei</text:span><text:span text:style-name="T3"><text:line-break/></text:span>L’applicazione dovrà essere (inizialmente) disponibile solamente in ambiente web (-» no ambiente dedicato su singoli sistemi) e dovrà permettere di visualizzare<text:line-break/>• un elenco di musei (in che zona?) divisibili per tipologia<text:line-break/>• la possibilità di vedere una presentazione del museo (dove si trova, orario di apertura, eventi, storico del museo)<text:line-break/>• le condizioni meteo presenti in zona (importante, nella presentazione deve esservi una voce “mostra all’aperto/chiuso”)<text:line-break/>• una media degli utenti che sono entrati nel museo (almeno del giorno prima, con grafico dell’affluenza)<text:line-break/>• una media di quanti utenti ci sono ora nel museo<text:line-break/>• le eventuali code per la biglietteria<text:line-break/>• rimandare alla pagina del museo/dove fare i biglietti online (se possibile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cardo Zenere</meta:initial-creator>
    <dc:creator>Riccardo Zenere</dc:creator>
    <meta:creation-date>2014-02-19T11:28:00Z</meta:creation-date>
    <dc:date>2014-02-19T17:41:00Z</dc:date>
    <meta:template xlink:href="Normal.dotm" xlink:type="simple"/>
    <meta:editing-cycles>2</meta:editing-cycles>
    <meta:editing-duration>PT5220S</meta:editing-duration>
    <meta:document-statistic meta:page-count="1" meta:paragraph-count="1" meta:word-count="115" meta:character-count="771" meta:row-count="5" meta:non-whitespace-character-count="657"/>
  </office:meta>
</office:document-meta>
</file>